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21609*"/>
    </style:style>
    <style:style style:name="Table8.B" style:family="table-column">
      <style:table-column-properties style:column-width="11.395cm" style:rel-column-width="4392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Preformatted_20_Text">
      <style:paragraph-properties fo:margin-left="0cm" fo:margin-right="0cm" fo:margin-top="0cm" fo:margin-bottom="0cm" fo:text-indent="0cm" style:auto-text-indent="false"/>
      <style:text-properties fo:color="#c0c0c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32">
      <style:paragraph-properties fo:text-align="start" style:justify-single-word="false"/>
      <style:text-properties fo:font-weight="bold" style:font-weight-asian="bold" style:font-weight-complex="bold"/>
    </style:style>
    <style:style style:name="P78" style:family="paragraph" style:parent-style-name="Text_20_body" style:list-style-name="L34">
      <style:text-properties fo:font-weight="bold" style:font-weight-asian="bold" style:font-weight-complex="bold"/>
    </style:style>
    <style:style style:name="P79" style:family="paragraph" style:parent-style-name="Text_20_body" style:list-style-name="L46">
      <style:text-properties fo:font-weight="bold" style:font-weight-asian="bold" style:font-weight-complex="bold"/>
    </style:style>
    <style:style style:name="P80" style:family="paragraph" style:parent-style-name="Text_20_body" style:list-style-name="L9"/>
    <style:style style:name="P81" style:family="paragraph" style:parent-style-name="Text_20_body" style:list-style-name="L9">
      <style:text-properties fo:font-weight="normal" style:font-weight-asian="normal" style:font-weight-complex="normal"/>
    </style:style>
    <style:style style:name="P82" style:family="paragraph" style:parent-style-name="Text_20_body" style:list-style-name="L26">
      <style:text-properties fo:font-weight="normal" style:font-weight-asian="normal" style:font-weight-complex="normal"/>
    </style:style>
    <style:style style:name="P83" style:family="paragraph" style:parent-style-name="Text_20_body" style:list-style-name="L43">
      <style:text-properties fo:font-weight="normal" style:font-weight-asian="normal" style:font-weight-complex="normal"/>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5">
      <style:text-properties fo:font-style="normal" style:font-style-asian="normal" style:font-style-complex="normal"/>
    </style:style>
    <style:style style:name="P90" style:family="paragraph" style:parent-style-name="Text_20_body" style:list-style-name="L16">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7">
      <style:text-properties fo:font-style="normal" fo:font-weight="normal" style:font-style-asian="normal" style:font-weight-asian="normal" style:font-style-complex="normal" style:font-weight-complex="normal"/>
    </style:style>
    <style:style style:name="P94" style:family="paragraph" style:parent-style-name="Text_20_body" style:list-style-name="L38">
      <style:text-properties fo:font-style="normal" fo:font-weight="normal" style:font-style-asian="normal" style:font-weight-asian="normal" style:font-style-complex="normal" style:font-weight-complex="normal"/>
    </style:style>
    <style:style style:name="P95" style:family="paragraph" style:parent-style-name="Text_20_body" style:list-style-name="L39">
      <style:text-properties fo:font-style="normal" fo:font-weight="normal" style:font-style-asian="normal" style:font-weight-asian="normal" style:font-style-complex="normal" style:font-weight-complex="normal"/>
    </style:style>
    <style:style style:name="P96" style:family="paragraph" style:parent-style-name="Text_20_body" style:list-style-name="L41">
      <style:text-properties fo:font-style="normal" fo:font-weight="normal" style:font-style-asian="normal" style:font-weight-asian="normal" style:font-style-complex="normal" style:font-weight-complex="normal"/>
    </style:style>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paragraph-properties fo:text-align="start" style:justify-single-word="false"/>
    </style:style>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40"/>
    <style:style style:name="P117" style:family="paragraph" style:parent-style-name="Text_20_body" style:list-style-name="L42"/>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46"/>
    <style:style style:name="P121" style:family="paragraph" style:parent-style-name="Text_20_body" style:list-style-name="L47"/>
    <style:style style:name="P122" style:family="paragraph" style:parent-style-name="Text_20_body" style:list-style-name="L48"/>
    <style:style style:name="P123" style:family="paragraph" style:parent-style-name="Text_20_body" style:list-style-name="L49"/>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2"/>
    <style:style style:name="P127" style:family="paragraph" style:parent-style-name="Text_20_body" style:list-style-name="L53"/>
    <style:style style:name="P128" style:family="paragraph" style:parent-style-name="Text_20_body" style:list-style-name="L54"/>
    <style:style style:name="P129" style:family="paragraph" style:parent-style-name="Text_20_body" style:list-style-name="L55"/>
    <style:style style:name="P130" style:family="paragraph" style:parent-style-name="Text_20_body" style:list-style-name="L56"/>
    <style:style style:name="P131" style:family="paragraph" style:parent-style-name="Text_20_body" style:list-style-name="L57"/>
    <style:style style:name="P132" style:family="paragraph" style:parent-style-name="Text_20_body" style:list-style-name="L57">
      <style:text-properties fo:font-style="italic" fo:font-weight="bold" style:font-style-asian="italic" style:font-weight-asian="bold" style:font-style-complex="italic" style:font-weight-complex="bold"/>
    </style:style>
    <style:style style:name="P133" style:family="paragraph" style:parent-style-name="Text_20_body" style:list-style-name="L58"/>
    <style:style style:name="P134" style:family="paragraph" style:parent-style-name="Text_20_body" style:list-style-name="L59"/>
    <style:style style:name="P135" style:family="paragraph" style:parent-style-name="Text_20_body" style:list-style-name="L60">
      <style:text-properties fo:color="#000000"/>
    </style:style>
    <style:style style:name="P136" style:family="paragraph" style:parent-style-name="Text_20_body" style:list-style-name="L62"/>
    <style:style style:name="P137" style:family="paragraph" style:parent-style-name="Text_20_body" style:list-style-name="L63"/>
    <style:style style:name="P138" style:family="paragraph" style:parent-style-name="Text_20_body" style:list-style-name="L64"/>
    <style:style style:name="P139" style:family="paragraph" style:parent-style-name="Text_20_body" style:list-style-name="L65"/>
    <style:style style:name="P140" style:family="paragraph" style:parent-style-name="Text_20_body" style:list-style-name="L66"/>
    <style:style style:name="P141" style:family="paragraph" style:parent-style-name="Text_20_body" style:list-style-name="L67"/>
    <style:style style:name="P142" style:family="paragraph" style:parent-style-name="Text_20_body" style:list-style-name="L68"/>
    <style:style style:name="P143" style:family="paragraph" style:parent-style-name="Text_20_body" style:list-style-name="L69"/>
    <style:style style:name="P144" style:family="paragraph" style:parent-style-name="Text_20_body" style:list-style-name="L70"/>
    <style:style style:name="P145" style:family="paragraph" style:parent-style-name="Text_20_body" style:list-style-name="L6">
      <style:paragraph-properties fo:margin-left="1.251cm" fo:margin-right="0cm" fo:text-indent="-0.635cm" style:auto-text-indent="false"/>
    </style:style>
    <style:style style:name="P146" style:family="paragraph" style:parent-style-name="Text_20_body">
      <style:paragraph-properties fo:margin-left="2.457cm" fo:margin-right="0cm" fo:text-indent="0cm" style:auto-text-indent="false"/>
    </style:style>
    <style:style style:name="P147" style:family="paragraph" style:parent-style-name="Heading_20_1">
      <style:paragraph-properties fo:break-before="page"/>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font-style="italic" fo:font-weight="bold" style:font-style-asian="italic" style:font-weight-asian="bold" style:font-style-complex="italic" style:font-weight-complex="bold"/>
    </style:style>
    <style:style style:name="P150" style:family="paragraph" style:parent-style-name="Heading_20_2">
      <style:text-properties fo:color="#000000"/>
    </style:style>
    <style:style style:name="P151" style:family="paragraph" style:parent-style-name="Heading_20_2">
      <style:text-properties fo:font-weight="normal" style:font-weight-asian="normal" style:font-weight-complex="normal"/>
    </style:style>
    <style:style style:name="P152" style:family="paragraph" style:parent-style-name="Heading_20_3">
      <style:text-properties fo:font-size="12pt" style:font-size-asian="12pt" style:font-size-complex="12pt"/>
    </style:style>
    <style:style style:name="P153" style:family="paragraph" style:parent-style-name="Heading_20_3">
      <style:text-properties fo:font-style="normal" fo:font-weight="bold" style:font-style-asian="normal" style:font-weight-asian="bold" style:font-style-complex="normal" style:font-weight-complex="bold"/>
    </style:style>
    <style:style style:name="P154" style:family="paragraph" style:parent-style-name="Heading_20_3">
      <style:text-properties fo:font-weight="normal" style:font-weight-asian="normal" style:font-weight-complex="normal"/>
    </style:style>
    <style:style style:name="P155" style:family="paragraph" style:parent-style-name="Heading_20_3">
      <style:text-properties fo:color="#000000"/>
    </style:style>
    <style:style style:name="P156" style:family="paragraph" style:parent-style-name="Heading_20_4">
      <style:text-properties fo:font-weight="normal" style:font-weight-asian="normal" style:font-weight-complex="normal"/>
    </style:style>
    <style:style style:name="P157" style:family="paragraph" style:parent-style-name="Heading_20_4">
      <style:text-properties fo:font-style="italic" fo:font-weight="bold" style:font-style-asian="italic" style:font-weight-asian="bold" style:font-style-complex="italic" style:font-weight-complex="bold"/>
    </style:style>
    <style:style style:name="P158" style:family="paragraph" style:parent-style-name="Heading_20_4">
      <style:paragraph-properties fo:margin-left="0cm" fo:margin-right="0cm" fo:text-indent="0cm" style:auto-text-indent="false"/>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Contents_20_5">
      <style:paragraph-properties>
        <style:tab-stops>
          <style:tab-stop style:position="15.004cm" style:type="right" style:leader-style="dotted" style:leader-text="."/>
        </style:tab-stops>
      </style:paragraph-properties>
    </style:style>
    <style:style style:name="P165" style:family="paragraph" style:parent-style-name="Preformatted_20_Text" style:list-style-name="L61">
      <style:text-properties fo:color="#800080"/>
    </style:style>
    <style:style style:name="P166" style:family="paragraph">
      <style:paragraph-properties fo:margin-left="0cm" fo:margin-right="0cm" fo:margin-top="0cm" fo:margin-bottom="0cm" fo:line-height="100%" fo:text-align="center" fo:text-indent="0cm" style:text-autospace="none">
        <style:tab-stops/>
      </style:paragraph-properties>
    </style:style>
    <style:style style:name="P16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text-align="center"/>
    </style:style>
    <style:style style:name="P171" style:family="paragraph">
      <style:paragraph-properties fo:margin-left="0cm" fo:margin-right="0cm" fo:margin-top="0cm" fo:margin-bottom="0cm" fo:line-height="100%" fo:text-align="start" fo:text-indent="0cm"/>
    </style:style>
    <style:style style:name="P172"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3" style:family="paragraph">
      <style:paragraph-properties fo:margin-left="0cm" fo:margin-right="0cm" fo:margin-top="0cm" fo:margin-bottom="0cm" fo:line-height="100%" fo:text-align="center" fo:text-indent="0cm"/>
    </style:style>
    <style:style style:name="P174"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6-22</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9">Table of Contents</text:p>
          </text:index-title>
          <text:p text:style-name="P160">1 Legal<text:tab/>6</text:p>
          <text:p text:style-name="P160">2 Changes: Objects, Scene &amp; Nodes<text:tab/>7</text:p>
          <text:p text:style-name="P161">2.1 Names are now optional<text:tab/>7</text:p>
          <text:p text:style-name="P161">2.2 How to debug MovableObjects' (and Nodes) data<text:tab/>7</text:p>
          <text:p text:style-name="P162">2.2.1 Interpreting ArrayVector3<text:tab/>9</text:p>
          <text:p text:style-name="P162">2.2.2 Dummy pointers instead of NULL<text:tab/>10</text:p>
          <text:p text:style-name="P161">2.3 Attachment and Visibility<text:tab/>11</text:p>
          <text:p text:style-name="P161">2.4 Attaching/Detaching is more expensive than hiding<text:tab/>11</text:p>
          <text:p text:style-name="P161">2.5 All MovableObjects require a SceneNode (Lights &amp; Cameras)<text:tab/>11</text:p>
          <text:p text:style-name="P161">2.6 Obtaining derived transforms<text:tab/>12</text:p>
          <text:p text:style-name="P161">2.7 SCENE_STATIC and SCENE_DYNAMIC<text:tab/>13</text:p>
          <text:p text:style-name="P162">2.7.1 What means a Node to be SCENE_STATIC:<text:tab/>13</text:p>
          <text:p text:style-name="P162">2.7.2 What means a Entities (and InstancedEntities) to be SCENE_STATIC:<text:tab/>13</text:p>
          <text:p text:style-name="P162">2.7.3 General<text:tab/>14</text:p>
          <text:p text:style-name="P161">2.8 Ogre asserts mCachedAabbOutOfDate or mCachedTransformOutOfDate while in debug mode<text:tab/>15</text:p>
          <text:p text:style-name="P161">2.9 Custom classes derived from Renderable or MovableObject<text:tab/>15</text:p>
          <text:p text:style-name="P161">2.10 How do I get the vertex information from the new v2 Mesh classes?<text:tab/>16</text:p>
          <text:p text:style-name="P161">2.11 How do I set the element offsets, vertex buffer's source and index?<text:tab/>17</text:p>
          <text:p text:style-name="P161">2.12 My scene looks too dark or dull!<text:tab/>18</text:p>
          <text:p text:style-name="P161">2.13 I activated gamma correction, but now my GUI textures look washed out!<text:tab/>19</text:p>
          <text:p text:style-name="P160">3 Technical Overview<text:tab/>20</text:p>
          <text:p text:style-name="P161">3.1 Overview<text:tab/>20</text:p>
          <text:p text:style-name="P162">3.1.1 SIMD Coherence<text:tab/>21</text:p>
          <text:p text:style-name="P161">3.2 Memory Managers usage patterns<text:tab/>21</text:p>
          <text:p text:style-name="P162">3.2.1 Cleanups<text:tab/>21</text:p>
          <text:p text:style-name="P161">3.3 Memory preallocation<text:tab/>22</text:p>
          <text:p text:style-name="P161">3.4 Configuring memory managers<text:tab/>22</text:p>
          <text:p text:style-name="P161">3.5 Where is RenderTarget::update? Why do I get errors in Viewport?<text:tab/>22</text:p>
          <text:p text:style-name="P161">3.6 Porting from 1.x to 2.0<text:tab/>23</text:p>
          <text:p text:style-name="P161">3.7 Porting from 2.0 to 2.1<text:tab/>23</text:p>
          <text:p text:style-name="P160">4 Compositor<text:tab/>26</text:p>
          <text:p text:style-name="P161">4.1 Nodes<text:tab/>27</text:p>
          <text:p text:style-name="P162">4.1.1 Input &amp; output channels and RTTs<text:tab/>28</text:p>
          <text:p text:style-name="P163">4.1.1.1 Locally declared textures<text:tab/>28</text:p>
          <text:p text:style-name="P163">4.1.1.2 It comes from an input channel.<text:tab/>28</text:p>
          <text:p text:style-name="P163">4.1.1.3 It is a global texture<text:tab/>29</text:p>
          <text:p text:style-name="P163">4.1.1.4 Main RenderTarget<text:tab/>30</text:p>
          <text:p text:style-name="P162">4.1.2 Target<text:tab/>31</text:p>
          <text:p text:style-name="P162">4.1.3 Passes<text:tab/>31</text:p>
          <text:p text:style-name="P163">4.1.3.1 clear<text:tab/>32</text:p>
          <text:p text:style-name="P163">4.1.3.2 quad<text:tab/>32</text:p>
          <text:p text:style-name="P163">4.1.3.3 resolve<text:tab/>34</text:p>
          <text:p text:style-name="P163">4.1.3.4 render_scene<text:tab/>34</text:p>
          <text:p text:style-name="P163">4.1.3.5 stencil<text:tab/>36</text:p>
          <text:p text:style-name="P162">4.1.4 Textures<text:tab/>36</text:p>
          <text:p text:style-name="P163">4.1.4.1 MSAA: Explicit vs Implicit resolves<text:tab/>36</text:p>
          <text:p text:style-name="P164"><text:s/>Implicit resolves<text:tab/>37</text:p>
          <text:p text:style-name="P164"><text:s/>Explicit resolves<text:tab/>37</text:p>
          <text:p text:style-name="P164"><text:soft-page-break/><text:s/>Resources<text:tab/>37</text:p>
          <text:p text:style-name="P163">4.1.4.2 Depth Textures<text:tab/>38</text:p>
          <text:p text:style-name="P161">4.2 Shadow Nodes<text:tab/>40</text:p>
          <text:p text:style-name="P162">4.2.1 Setting up shadow nodes<text:tab/>40</text:p>
          <text:p text:style-name="P162">4.2.2 Example<text:tab/>43</text:p>
          <text:p text:style-name="P162">4.2.3 Shadow map atlas<text:tab/>46</text:p>
          <text:p text:style-name="P162">4.2.4 Reuse, recalculate and first<text:tab/>46</text:p>
          <text:p text:style-name="P162">4.2.5 Shadow mapping setup types<text:tab/>48</text:p>
          <text:p text:style-name="P163">4.2.5.1 Uniform shadow mapping<text:tab/>48</text:p>
          <text:p text:style-name="P163">4.2.5.2 Focused<text:tab/>48</text:p>
          <text:p text:style-name="P163">4.2.5.3 LispSM<text:tab/>49</text:p>
          <text:p text:style-name="P163">4.2.5.4 PSSM / CSM<text:tab/>49</text:p>
          <text:p text:style-name="P163">4.2.5.5 Plane Optimal<text:tab/>49</text:p>
          <text:p text:style-name="P162">4.2.6 Writing shaders<text:tab/>50</text:p>
          <text:p text:style-name="P161">4.3 Workspaces<text:tab/>50</text:p>
          <text:p text:style-name="P162">4.3.1 Data dependencies between nodes and circular dependencies<text:tab/>53</text:p>
          <text:p text:style-name="P161">4.4 Setting up code<text:tab/>53</text:p>
          <text:p text:style-name="P162">4.4.1 Initializing the workspace<text:tab/>53</text:p>
          <text:p text:style-name="P162">4.4.2 Simple bootstrap for beginners<text:tab/>53</text:p>
          <text:p text:style-name="P162">4.4.3 Advanced C++ users<text:tab/>54</text:p>
          <text:p text:style-name="P161">4.5 Stereo and Split-Screen Rendering<text:tab/>54</text:p>
          <text:p text:style-name="P162">4.5.1 Per-Workspace offset and scale<text:tab/>55</text:p>
          <text:p text:style-name="P162">4.5.2 Viewport modifier mask<text:tab/>55</text:p>
          <text:p text:style-name="P162">4.5.3 Execution mask<text:tab/>55</text:p>
          <text:p text:style-name="P162">4.5.4 Default values<text:tab/>55</text:p>
          <text:p text:style-name="P160">5 Instancing<text:tab/>57</text:p>
          <text:p text:style-name="P161">5.1 What is instancing?<text:tab/>57</text:p>
          <text:p text:style-name="P161">5.2 Instancing 101<text:tab/>57</text:p>
          <text:p text:style-name="P162">5.2.1 Instances per batch<text:tab/>58</text:p>
          <text:p text:style-name="P161">5.3 Techniques<text:tab/>58</text:p>
          <text:p text:style-name="P162">5.3.1 ShaderBased<text:tab/>58</text:p>
          <text:p text:style-name="P162">5.3.2 VTF (Software)<text:tab/>59</text:p>
          <text:p text:style-name="P162">5.3.3 HW VTF<text:tab/>59</text:p>
          <text:p text:style-name="P163">5.3.3.1 HW VTF LUT<text:tab/>59</text:p>
          <text:p text:style-name="P162">5.3.4 HW Basic<text:tab/>60</text:p>
          <text:p text:style-name="P161">5.4 Custom parameters<text:tab/>60</text:p>
          <text:p text:style-name="P161">5.5 Supporting multiple submeshes<text:tab/>61</text:p>
          <text:p text:style-name="P161">5.6 Defragmenting batches<text:tab/>62</text:p>
          <text:p text:style-name="P162">5.6.1 What is batch fragmentation?<text:tab/>62</text:p>
          <text:p text:style-name="P162">5.6.2 Prevention: Avoiding fragmentation<text:tab/>63</text:p>
          <text:p text:style-name="P162">5.6.3 Cure: Defragmenting on the fly<text:tab/>63</text:p>
          <text:p text:style-name="P161">5.7 Troubleshooting<text:tab/>63</text:p>
          <text:p text:style-name="P160">6 Threading<text:tab/>66</text:p>
          <text:p text:style-name="P161">6.1 Initializing<text:tab/>66</text:p>
          <text:p text:style-name="P162">6.1.1 Ideal number of threads<text:tab/>66</text:p>
          <text:p text:style-name="P162">6.1.2 More info about InstancingThreadedCullingMethod<text:tab/>66</text:p>
          <text:p text:style-name="P161">6.2 What tasks are threaded in Ogre<text:tab/>68</text:p>
          <text:p text:style-name="P161">6.3 Using Ogre's threading system for custom tasks<text:tab/>68</text:p>
          <text:p text:style-name="P161">6.4 Thread safety of SceneNodes<text:tab/>69</text:p>
          <text:p text:style-name="P160">7 Performance Hints<text:tab/>71</text:p>
          <text:p text:style-name="P160"><text:soft-page-break/>8 HLMS: High Level Material System<text:tab/>72</text:p>
          <text:p text:style-name="P161">8.1 Fundamental changes<text:tab/>72</text:p>
          <text:p text:style-name="P162">8.1.1 Viewports and Scissor tests<text:tab/>72</text:p>
          <text:p text:style-name="P162">8.1.2 A lot of data is stored in “Blocks”<text:tab/>72</text:p>
          <text:p text:style-name="P162">8.1.3 Materials are still alive<text:tab/>73</text:p>
          <text:p text:style-name="P162">8.1.4 Fixed Function has been removed<text:tab/>74</text:p>
          <text:p text:style-name="P161">8.2 The three components<text:tab/>74</text:p>
          <text:p text:style-name="P161">8.3 Blocks<text:tab/>75</text:p>
          <text:p text:style-name="P162">8.3.1 Datablocks<text:tab/>76</text:p>
          <text:p text:style-name="P162">8.3.2 Macroblocks<text:tab/>76</text:p>
          <text:p text:style-name="P162">8.3.3 Blendblocks<text:tab/>76</text:p>
          <text:p text:style-name="P162">8.3.4 Samplerblocks<text:tab/>76</text:p>
          <text:p text:style-name="P161">8.4 Hlms templates<text:tab/>77</text:p>
          <text:p text:style-name="P161">8.5 The Hlms preprocessor<text:tab/>78</text:p>
          <text:p text:style-name="P162">8.5.1 Preprocessor syntax<text:tab/>78</text:p>
          <text:p text:style-name="P163">8.5.1.1 @property( expression )<text:tab/>78</text:p>
          <text:p text:style-name="P163">8.5.1.2 @foreach( scopedVar, count, [start] )<text:tab/>79</text:p>
          <text:p text:style-name="P163">8.5.1.3 @counter( variable )<text:tab/>80</text:p>
          <text:p text:style-name="P163">8.5.1.4 @value( variable )<text:tab/>81</text:p>
          <text:p text:style-name="P163">8.5.1.5 @set add sub mul div mod min max<text:tab/>81</text:p>
          <text:p text:style-name="P163">8.5.1.6 @piece( nameOfPiece )<text:tab/>81</text:p>
          <text:p text:style-name="P163">8.5.1.7 @insertpiece( nameOfPiece )<text:tab/>82</text:p>
          <text:p text:style-name="P163">8.5.1.8 @pset padd psub pmul pdiv pmod pmin pmax<text:tab/>82</text:p>
          <text:p text:style-name="P161">8.6 Creation of shaders<text:tab/>82</text:p>
          <text:p text:style-name="P162">8.6.1 C++ interaction with shader templates<text:tab/>85</text:p>
          <text:p text:style-name="P162">8.6.2 Common conventions<text:tab/>85</text:p>
          <text:p text:style-name="P162">8.6.3 Hot reloading<text:tab/>86</text:p>
          <text:p text:style-name="P162">8.6.4 Disabling a stage<text:tab/>86</text:p>
          <text:p text:style-name="P162">8.6.5 Customizing an existing implementation<text:tab/>86</text:p>
          <text:p text:style-name="P161">8.7 Run-time rendering<text:tab/>87</text:p>
          <text:p text:style-name="P162">8.7.1 preparePassHash<text:tab/>87</text:p>
          <text:p text:style-name="P162">8.7.2 fillBuffersFor<text:tab/>88</text:p>
          <text:p text:style-name="P161">8.8 Using the HLMS implementations<text:tab/>88</text:p>
          <text:p text:style-name="P162">8.8.1 Initialization<text:tab/>88</text:p>
          <text:p text:style-name="P162">8.8.2 Deinitialization<text:tab/>88</text:p>
          <text:p text:style-name="P162">8.8.3 Creating a datablock<text:tab/>89</text:p>
          <text:p text:style-name="P161">8.9 The Hlms Texture Manager<text:tab/>89</text:p>
          <text:p text:style-name="P162">8.9.1 Automatic batching<text:tab/>90</text:p>
          <text:p text:style-name="P163">8.9.1.1 Texture types<text:tab/>91</text:p>
          <text:p text:style-name="P163">8.9.1.2 Automatic parameters<text:tab/>91</text:p>
          <text:p text:style-name="P163">8.9.1.3 Loading a texture twice (i.e. with a different format) via aliasing<text:tab/>93</text:p>
          <text:p text:style-name="P162">8.9.2 Manual: Texture packs<text:tab/>93</text:p>
          <text:p text:style-name="P162">8.9.3 Watching out for memory consumption<text:tab/>94</text:p>
          <text:p text:style-name="P163">8.9.3.1 Additional memory considerations<text:tab/>98</text:p>
          <text:p text:style-name="P161">8.10 Troubleshooting<text:tab/>98</text:p>
          <text:p text:style-name="P162">8.10.1 My shadows don't show up or are very glitchy.<text:tab/>98</text:p>
          <text:p text:style-name="P160">9 AZDO changes (Aproaching Zero Driver Overhead)<text:tab/>100</text:p>
          <text:p text:style-name="P161">9.1 V2 and v1 objects<text:tab/>100</text:p>
          <text:p text:style-name="P162">9.1.1 Longevity of the v1 objects and deprecation<text:tab/>100</text:p>
          <text:p text:style-name="P161">9.2 Render Queue<text:tab/>101</text:p>
          <text:p text:style-name="P161"><text:soft-page-break/>9.3 The VaoManager<text:tab/>102</text:p>
          <text:p text:style-name="P160">10 The Command Buffer<text:tab/>103</text:p>
          <text:p text:style-name="P161">10.1 Adding a command<text:tab/>103</text:p>
          <text:p text:style-name="P161">10.2 Structure of a command<text:tab/>104</text:p>
          <text:p text:style-name="P161">10.3 Execution table<text:tab/>104</text:p>
          <text:p text:style-name="P162">10.3.1 Hacks and Tricks<text:tab/>105</text:p>
          <text:p text:style-name="P161">10.4 Post-processing the command buffer<text:tab/>106</text:p>
        </text:index-body>
      </text:table-of-content>
      <text:p text:style-name="Text_20_body"/>
      <text:h text:style-name="P14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997797376181492082"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2"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025837475086404838"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1642791116591671734"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779156557962937416"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097559716766498225"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323988458091521169" text:style-name="L6">
        <text:list-item>
          <text:p text:style-name="P73">Nodes/Objects are of type SCENE_STATIC and their data changed (i.e. you called setPosition) but no call to SceneManager::notifyStaticDirty was made.</text:p>
        </text:list-item>
      </text:list>
      <text:list xml:id="list1233808961635374579" text:style-name="L7">
        <text:list-item>
          <text:list>
            <text:list-item>
              <text:p text:style-name="P74"><text:span text:style-name="T43">Solution:</text:span> Call SceneManager::notifyStaticDirty, or use a function that implicitly calls that function.</text:p>
            </text:list-item>
          </text:list>
        </text:list-item>
      </text:list>
      <text:list xml:id="list37197826" text:continue-list="list2323988458091521169" text:style-name="L6">
        <text:list-item>
          <text:p text:style-name="P73">You've manually modified their data (i.e. you called setPosition) after SceneManager::updateAllTransforms or SceneManager::updateAllBounds happened; most likely through a listener.</text:p>
        </text:list-item>
      </text:list>
      <text:list xml:id="list8388082680199761717" text:style-name="L8">
        <text:list-item>
          <text:list>
            <text:list-item>
              <text:p text:style-name="P75">Solutions:</text:p>
            </text:list-item>
          </text:list>
        </text:list-item>
      </text:list>
      <text:list xml:id="list687798644316505352" text:style-name="L9">
        <text:list-item>
          <text:list>
            <text:list-item>
              <text:p text:style-name="P81">Move your calculations so that they happen before updateAllTransforms.</text:p>
            </text:list-item>
            <text:list-item>
              <text:p text:style-name="P8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1">If it they're many nodes/entities, manually call updateAllTransforms/updateAllBounds again.</text:p>
            </text:list-item>
          </text:list>
        </text:list-item>
      </text:list>
      <text:list xml:id="list37204630" text:continue-list="list37197826" text:style-name="L6">
        <text:list-item>
          <text:p text:style-name="P145">It's a bug in Ogre. Because the refactor was very large, some components still try to modify nodes and movables after the call to updateAllTransforms/updateAllBounds.</text:p>
        </text:list-item>
      </text:list>
      <text:list xml:id="list2189958200067776285" text:style-name="L10">
        <text:list-item>
          <text:list>
            <text:list-item>
              <text:p text:style-name="P7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4567120370966784537" text:style-name="L11">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7" svg:width="9.002cm" svg:height="4.5cm" svg:x="0cm" svg:y="0cm"><text:p text:style-name="P166"><text:span text:style-name="T81">Node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Node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Transform</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7203558" text:continue-numbering="true" text:style-name="L11">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7" svg:width="9.002cm" svg:height="4.5cm" svg:x="0cm" svg:y="0cm"><text:p text:style-name="P166"><text:span text:style-name="T81">Object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ObjectData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MovableObject</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455813107917086839" text:style-name="L12">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6370770405403288974" text:style-name="L13">
        <text:list-item>
          <text:p text:style-name="P86">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86">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86">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4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970496115991194815" text:style-name="L14">
        <text:list-item>
          <text:p text:style-name="P87">It was locally declared.</text:p>
        </text:list-item>
        <text:list-item>
          <text:p text:style-name="P87">It comes from an input channel.</text:p>
        </text:list-item>
        <text:list-item>
          <text:p text:style-name="P8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6240796787552766278" text:style-name="L15">
        <text:list-item>
          <text:p text:style-name="P8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9">The parameter “scope” is no longer available.</text:p>
        </text:list-item>
        <text:list-item>
          <text:p text:style-name="P8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851880080100424322" text:style-name="L16">
        <text:list-item>
          <text:p text:style-name="P9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0">They can't be used in input or output channels.</text:p>
        </text:list-item>
        <text:list-item>
          <text:p text:style-name="P90">Global textures can be seen by any node belonging to the same workspace, but they can't see a global texture that belongs to a different workspace.</text:p>
        </text:list-item>
        <text:list-item>
          <text:p text:style-name="P9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01439865800644624" text:style-name="L17">
        <text:list-item>
          <text:p text:style-name="P98">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37213108" text:continue-numbering="true" text:style-name="L17">
        <text:list-item>
          <text:p text:style-name="P98">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37218412" text:continue-numbering="true" text:style-name="L17">
        <text:list-item>
          <text:p text:style-name="P98">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990778222790584053" text:style-name="L18">
        <text:list-item>
          <text:p text:style-name="P99">clear (PASS_CLEAR)</text:p>
        </text:list-item>
        <text:list-item>
          <text:p text:style-name="P99">quad (PASS_QUAD)</text:p>
        </text:list-item>
        <text:list-item>
          <text:p text:style-name="P99">resolve (PASS_RESOLVE)</text:p>
        </text:list-item>
        <text:list-item>
          <text:p text:style-name="P99">render_scene (PASS_SCENE)</text:p>
        </text:list-item>
        <text:list-item>
          <text:p text:style-name="P99">stencil (PASS_STENCIL)</text:p>
        </text:list-item>
      </text:list>
      <text:list xml:id="list7345888760607925250" text:style-name="L19">
        <text:list-item>
          <text:p text:style-name="P100">custom (PASS_CUSTOM)</text:p>
        </text:list-item>
      </text:list>
      <text:p text:style-name="Text_20_body">More passes are planned including the ability for users to extend with custom passes which used to be present in 1.x.</text:p>
      <text:p text:style-name="Text_20_body">Planned passes are:</text:p>
      <text:list xml:id="list6123108330379365600" text:style-name="L20">
        <text:list-item>
          <text:p text:style-name="P101">Paraboloid mapping passes (useful for efficient env. mapping and point light shadow maps)</text:p>
        </text:list-item>
        <text:list-item>
          <text:p text:style-name="P101">N pass (optimizes Ogre data for two or more passes i.e. a Z pre-pass with minimum overhead in the engine since the cull data is the same)</text:p>
        </text:list-item>
      </text:list>
      <text:p text:style-name="Text_20_body">All passes support the following script parameters:</text:p>
      <text:list xml:id="list37220683" text:continue-list="list37218412" text:style-name="L17">
        <text:list-item>
          <text:p text:style-name="P98">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7208967" text:continue-numbering="true" text:style-name="L17">
        <text:list-item>
          <text:p text:style-name="P98">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37224569" text:continue-numbering="true" text:style-name="L17">
        <text:list-item>
          <text:p text:style-name="P98">identifier &lt;number&gt;</text:p>
        </text:list-item>
      </text:list>
      <text:p text:style-name="P62">An arbitrary user-defined numeric ID used for identifying individual passes in the C++ code.</text:p>
      <text:list xml:id="list37224484" text:continue-numbering="true" text:style-name="L17">
        <text:list-item>
          <text:p text:style-name="P98">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7202261" text:continue-numbering="true" text:style-name="L17">
        <text:list-item>
          <text:p text:style-name="P98">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452422785040626568" text:style-name="L21">
        <text:list-item>
          <text:p text:style-name="P102">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7196315" text:continue-list="list37202261" text:style-name="L17">
        <text:list-item>
          <text:p text:style-name="P98">quad_normals [camera_far_corners_view_space|camera_far_corners_world_space|camera_far_corners_world_space_centered|camera_direction]</text:p>
        </text:list-item>
      </text:list>
      <text:p text:style-name="P62">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text:soft-page-break/></text:p>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8499146497110388049" text:style-name="L22">
        <text:list-item>
          <text:p text:style-name="P103">rq_first <text:s/>&lt;id&gt;</text:p>
        </text:list-item>
      </text:list>
      <text:p text:style-name="P63">Replaces first_render_queue. The default is 0. Must be a value between 0 and 255. The value is inclusive</text:p>
      <text:list xml:id="list37213171" text:continue-numbering="true" text:style-name="L22">
        <text:list-item>
          <text:p text:style-name="P103">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37215847" text:continue-numbering="true" text:style-name="L22">
        <text:list-item>
          <text:p text:style-name="P103">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text:soft-page-break/>parameters.</text:p>
      <text:list xml:id="list37208515" text:continue-numbering="true" text:style-name="L22">
        <text:list-item>
          <text:p text:style-name="P103">visibility_mask &lt;number&gt;</text:p>
        </text:list-item>
      </text:list>
      <text:p text:style-name="P63">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37222260" text:continue-numbering="true" text:style-name="L22">
        <text:list-item>
          <text:p text:style-name="P103">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482244790944006898" text:style-name="L23">
        <text:list-item>
          <text:p text:style-name="P104">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7207876" text:continue-list="list37222260" text:style-name="L22">
        <text:list-item>
          <text:p text:style-name="P103">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213341" text:continue-numbering="true" text:style-name="L22">
        <text:list-item>
          <text:p text:style-name="P103">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197807" text:continue-numbering="true" text:style-name="L22">
        <text:list-item>
          <text:p text:style-name="P103">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text:soft-page-break/>false unless lod_camera is a non-empty string.</text:p>
      <text:list xml:id="list37201622" text:continue-numbering="true" text:style-name="L22">
        <text:list-item>
          <text:p text:style-name="P103">lod_bias <text:s/>&lt;bias&gt;</text:p>
        </text:list-item>
      </text:list>
      <text:p text:style-name="P63">Applies a bias multiplier to the lod. Valid values are in range [0; Inf). A higher lod bias causes LOD to pop up sooner. Default: 1.0</text:p>
      <text:list xml:id="list37193404" text:continue-numbering="true" text:style-name="L22">
        <text:list-item>
          <text:p text:style-name="P103">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158"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184175946569455249" text:style-name="L24">
        <text:list-item>
          <text:p text:style-name="P105">Attempting to bind a dirty RTT as a texture will cause Ogre to send the MSAA buffer; granting the shader the ability to access subsamples.</text:p>
        </text:list-item>
        <text:list-item>
          <text:p text:style-name="P10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548916743906735878" text:style-name="L25">
        <text:list-item>
          <text:p text:style-name="P106"><text:a xlink:type="simple" xlink:href="http://mynameismjp.wordpress.com/2012/10/24/msaa-overview/"><text:span text:style-name="T63">A Quick Overview of MSAA</text:span></text:a></text:p>
        </text:list-item>
        <text:list-item>
          <text:p text:style-name="P106"><text:a xlink:type="simple" xlink:href="http://mynameismjp.wordpress.com/2012/10/28/msaa-resolve-filters/"><text:span text:style-name="T63">Experimenting with Reconstruction Filters for MSAA Resolve</text:span></text:a></text:p>
        </text:list-item>
      </text:list>
      <text:h text:style-name="P156" text:outline-level="4"><text:soft-page-break/>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59">compositor_node<text:span text:style-name="T76"> </text:span>Example</text:p>
            <text:p text:style-name="P59">{</text:p>
            <text:p text:style-name="P59"><text:span text:style-name="T76"><text:s text:c="8"/></text:span>texture<text:span text:style-name="T76"> </text:span>myDepthTexture<text:span text:style-name="T76"> </text:span>512<text:span text:style-name="T76"> </text:span>512<text:span text:style-name="T76"> </text:span>PF_D32_FLOAT</text:p>
            <text:p text:style-name="P57"><text:span text:style-name="T76"><text:s text:c="8"/></text:span>texture<text:span text:style-name="T76"> </text:span>finalSSAO<text:span text:style-name="T76"> </text:span>512<text:span text:style-name="T76"> </text:span>512<text:span text:style-name="T76"> </text:span>PF_R8G8B8</text:p>
            <text:p text:style-name="P59"><text:span text:style-name="T76"><text:s text:c="8"/></text:span>//Draw<text:span text:style-name="T76"> </text:span>the<text:span text:style-name="T76"> </text:span>depth</text:p>
            <text:p text:style-name="P59"><text:span text:style-name="T76"><text:s text:c="8"/></text:span>target<text:span text:style-name="T76"> </text:span>myDepthTexture</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SSAO</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DepthAnalysis</text:p>
            <text:p text:style-name="P59"><text:span text:style-name="T76"><text:s text:c="24"/></text:span>input<text:span text:style-name="T76"> </text:span>0<text:span text:style-name="T76"> </text:span>myDepthTexture</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SSAO</text:p>
            <text:p text:style-name="P59">}</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59">compositor_node<text:span text:style-name="T76"> </text:span>Example2</text:p>
            <text:p text:style-name="P59">{</text:p>
            <text:p text:style-name="P59"><text:span text:style-name="T76"><text:s text:c="8"/></text:span>texture<text:span text:style-name="T76"> </text:span>firstPass<text:span text:style-name="T76"> </text:span>512<text:span text:style-name="T76"> </text:span>512<text:span text:style-name="T76"> </text:span>PF_R8G8B8</text:p>
            <text:p text:style-name="P57"><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oft-page-break/><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4599119196140235435" text:style-name="L26">
        <text:list-item>
          <text:p text:style-name="P82">Request the original RTT that it wants to use a depth texture.</text:p>
        </text:list-item>
        <text:list-item>
          <text:p text:style-name="P8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59">compositor_node<text:span text:style-name="T76"> </text:span>Example2_fixed</text:p>
            <text:p text:style-name="P59">{</text:p>
            <text:p text:style-name="P59"><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59"><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59"><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59"><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59"><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9"><text:span text:style-name="T76"><text:s text:c="16"/></text:span>pass<text:span text:style-name="T76"> </text:span>clear<text:span text:style-name="T76"> </text:span>{}</text:p>
            <text:p text:style-name="P59"><text:soft-page-break/><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firstPassDepth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7206954" text:continue-list="list37193404" text:style-name="L22">
        <text:list-item>
          <text:p text:style-name="P103"><text:soft-page-break/>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7220291" text:continue-numbering="true" text:style-name="L22">
        <text:list-item>
          <text:p text:style-name="P103">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37202136" text:continue-numbering="true" text:style-name="L22">
        <text:list-item>
          <text:p text:style-name="P103">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37213102" text:continue-numbering="true" text:style-name="L22">
        <text:list-item>
          <text:p text:style-name="P103">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37195371" text:continue-numbering="true" text:style-name="L22">
        <text:list-item>
          <text:p text:style-name="P103">num_splits &lt;num_splits&gt;</text:p>
        </text:list-item>
      </text:list>
      <text:p text:style-name="P63">Only used by PSSM techniques. Specifies the number of splits per light. Can vary per shadow map. The number of splits must be greater than 2. Default is 3.</text:p>
      <text:list xml:id="list37205032" text:continue-numbering="true" text:style-name="L22">
        <text:list-item>
          <text:p text:style-name="P103">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988857726296974" text:style-name="L27">
        <text:list-item>
          <text:p text:style-name="P107">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ext:soft-page-break/>
        <table:table-row>
          <table:table-cell table:style-name="Tabla12.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042469988378971723" text:style-name="L28">
        <text:list-item>
          <text:p text:style-name="P108">&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7218818" text:continue-numbering="true" text:style-name="L28">
        <text:list-item>
          <text:p text:style-name="P108">&lt;fsaa&gt;</text:p>
        </text:list-item>
      </text:list>
      <text:p text:style-name="P63">The default value is always 0 regardless of system settings. Setting this to higher values will activate fsaa. This behavior differs from regular texture declarations.</text:p>
      <text:list xml:id="list37197941" text:continue-numbering="true" text:style-name="L28">
        <text:list-item>
          <text:p text:style-name="P108">&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195143" text:continue-numbering="true" text:style-name="L28">
        <text:list-item>
          <text:p text:style-name="P108">&lt;depth_texture&gt;</text:p>
        </text:list-item>
      </text:list>
      <text:p text:style-name="P63">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37198782" text:continue-numbering="true" text:style-name="L28">
        <text:list-item>
          <text:p text:style-name="P108">light &lt;index&gt;</text:p>
        </text:list-item>
      </text:list>
      <text:p text:style-name="P63">Indicates which light index will be associated with this shadow map. i.e. the Shadow map #0 may contain the Nth closest shadow mapping light to the entity, not necessarily the first one.</text:p>
      <text:list xml:id="list37199043" text:continue-numbering="true" text:style-name="L28">
        <text:list-item>
          <text:p text:style-name="P108">split &lt;split index&gt;</text:p>
        </text:list-item>
      </text:list>
      <text:p text:style-name="P63">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454148679042323893" text:style-name="L29">
        <text:list-item>
          <text:p text:style-name="P109"><text:soft-page-break/>SHADOW_NODE_REUSE</text:p>
        </text:list-item>
        <text:list-item>
          <text:p text:style-name="P109">SHADOW_NODE_RECALCULATE</text:p>
        </text:list-item>
        <text:list-item>
          <text:p text:style-name="P10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516290113195404066" text:style-name="L30">
        <text:list-item>
          <text:p text:style-name="P110">One for opaque geometry.</text:p>
        </text:list-item>
        <text:list-item>
          <text:p text:style-name="P11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234700342844788659" text:style-name="L31">
        <text:list-item>
          <text:p text:style-name="P111">One for opaque geometry.</text:p>
        </text:list-item>
        <text:list-item>
          <text:p text:style-name="P111">Another for reflections, seen from a different camera.</text:p>
        </text:list-item>
        <text:list-item>
          <text:p text:style-name="P111">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8997464860392269433" text:style-name="L32">
        <text:list-item>
          <text:p text:style-name="P7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2"><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034351832561101666" text:style-name="L33">
        <text:list-item>
          <text:p text:style-name="P113"><text:a xlink:type="simple" xlink:href="http://mynameismjp.wordpress.com/2013/09/10/shadow-maps/">A Sampling of Shadow Techniques</text:a></text:p>
        </text:list-item>
        <text:list-item>
          <text:p text:style-name="P113"><text:a xlink:type="simple" xlink:href="http://msdn.microsoft.com/en-us/library/windows/desktop/ee416307(v=vs.85).aspx">Cascaded Shadow Maps</text:a></text:p>
        </text:list-item>
        <text:list-item>
          <text:p text:style-name="P113"><text:a xlink:type="simple" xlink:href="http://visual-computing.intel-research.net/art/publications/sdsm/">Sample Distribution Shadow Maps</text:a></text:p>
        </text:list-item>
        <text:list-item>
          <text:p text:style-name="P11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223147" text:continue-list="list37199043" text:style-name="L28">
        <text:list-item>
          <text:p text:style-name="P108">&lt;Node Name 1&gt;</text:p>
        </text:list-item>
      </text:list>
      <text:p text:style-name="P63">The name of the Node that will be executed before “<text:span text:style-name="T36">Node Name 2”</text:span></text:p>
      <text:list xml:id="list37212274" text:continue-numbering="true" text:style-name="L28">
        <text:list-item>
          <text:p text:style-name="P108">[&lt;output ch #&gt;] [&lt;output ch #&gt;] … [&lt;output ch #&gt;]</text:p>
        </text:list-item>
      </text:list>
      <text:p text:style-name="P65">Channel numbers from “<text:span text:style-name="T36">Node Name 1”</text:span>'s output channels that will be connected to “<text:span text:style-name="T36">Node Name 2</text:span>”.</text:p>
      <text:list xml:id="list37193180" text:continue-numbering="true" text:style-name="L28">
        <text:list-item>
          <text:p text:style-name="P108">&lt;Node Name 2&gt;</text:p>
        </text:list-item>
      </text:list>
      <text:p text:style-name="P65">The name of the Node that will be executed after “<text:span text:style-name="T36">Node Name 1”</text:span></text:p>
      <text:list xml:id="list37221010" text:continue-numbering="true" text:style-name="L28">
        <text:list-item>
          <text:p text:style-name="P108">[&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206215" text:continue-numbering="true" text:style-name="L28">
        <text:list-item>
          <text:p text:style-name="P108">&lt;Node Name 1&gt;</text:p>
        </text:list-item>
      </text:list>
      <text:p text:style-name="P63">The name of the Node that will receive the final RTT</text:p>
      <text:list xml:id="list37218197" text:continue-numbering="true" text:style-name="L28">
        <text:list-item>
          <text:p text:style-name="P108">&lt;input channel #&gt;</text:p>
        </text:list-item>
      </text:list>
      <text:p text:style-name="P63">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200795" text:continue-numbering="true" text:style-name="L28">
        <text:list-item>
          <text:p text:style-name="P108">&lt;Node Name&gt;</text:p>
        </text:list-item>
      </text:list>
      <text:p text:style-name="P65">The name of the original instance</text:p>
      <text:list xml:id="list37220401" text:continue-numbering="true" text:style-name="L28">
        <text:list-item>
          <text:p text:style-name="P108">&lt;Aliased Name&gt;</text:p>
        </text:list-item>
      </text:list>
      <text:p text:style-name="P65">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7"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350554096084892617" text:style-name="L34">
        <text:list-item>
          <text:p text:style-name="P114"><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7051433584281224361" text:style-name="L35">
        <text:list-item>
          <text:p text:style-name="P115"><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1">These Entities that repeat a lot also share the same material (or just a few materials, i.e. 3 or 4)</text:p>
        </text:list-item>
        <text:list-item>
          <text:p text:style-name="P9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3"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219313566819550162" text:style-name="L36">
        <text:list-item>
          <text:p text:style-name="P9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78929450033379920" text:style-name="L37">
        <text:list-item>
          <text:p text:style-name="P93">ShaderInstancing.material</text:p>
        </text:list-item>
        <text:list-item>
          <text:p text:style-name="P93"><text:soft-page-break/>ShaderInstancing.vert (GLSL)</text:p>
        </text:list-item>
        <text:list-item>
          <text:p text:style-name="P93">ShaderInstancing.cg (Cg, works with HLSL)</text:p>
        </text:list-item>
      </text:list>
      <text:h text:style-name="P153"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911020156008960782" text:style-name="L38">
        <text:list-item>
          <text:p text:style-name="P94">VTFInstancing.material</text:p>
        </text:list-item>
        <text:list-item>
          <text:p text:style-name="P94">VTFInstancing.vert (GLSL)</text:p>
        </text:list-item>
        <text:list-item>
          <text:p text:style-name="P94">VTFInstancing.cg (Cg, also works with HLSL)</text:p>
        </text:list-item>
      </text:list>
      <text:h text:style-name="P153"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5281407030101623608" text:style-name="L39">
        <text:list-item>
          <text:p text:style-name="P95">HW_VTFInstancing.material</text:p>
        </text:list-item>
        <text:list-item>
          <text:p text:style-name="P95">HW_VTFInstancing.vert (GLSL)</text:p>
        </text:list-item>
        <text:list-item>
          <text:p text:style-name="P95">HW_VTFInstancing.cg (Cg, works with HLSL)</text:p>
        </text:list-item>
      </text:list>
      <text:h text:style-name="P157"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7018851561843213276" text:style-name="L40">
        <text:list-item>
          <text:p text:style-name="P11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6524946650567262373" text:style-name="L41">
        <text:list-item>
          <text:p text:style-name="P96">HWInstancing.material</text:p>
        </text:list-item>
        <text:list-item>
          <text:p text:style-name="P96">HWBasicInstancing.vert (GLSL)</text:p>
        </text:list-item>
        <text:list-item>
          <text:p text:style-name="P9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9" text:outline-level="2">Defragmenting batches</text:h>
      <text:h text:style-name="Heading_20_3" text:outline-level="3">What is batch fragmentation?</text:h>
      <text:p text:style-name="Text_20_body">There are two kinds of fragmentation:</text:p>
      <text:list xml:id="list1166016719129371778" text:style-name="L42">
        <text:list-item>
          <text:p text:style-name="P117">“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54" text:outline-level="3">Prevention: Avoiding fragmentation</text:h>
      <text:p text:style-name="P45">If you're creating static objects that won't move (i.e. trees), create them sorted by proximity. This helps both types of fragmentation:</text:p>
      <text:list xml:id="list8889085787004806159" text:style-name="L43">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154"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289651862059674379" text:style-name="L44">
        <text:list-item>
          <text:p text:style-name="P118">HW Basic</text:p>
        </text:list-item>
        <text:list-item>
          <text:p text:style-name="P11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150111642736037884" text:style-name="L45">
        <text:list-item>
          <text:p text:style-name="P11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9">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536953541395458054" text:style-name="L46">
        <text:list-item>
          <text:p text:style-name="P120"><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0"><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63">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5139476206694449896" text:style-name="L47">
        <text:list-item>
          <text:p text:style-name="P121"><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1"><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1"><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2080771829114475954" text:style-name="L48">
        <text:list-item>
          <text:p text:style-name="P122"><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2"><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2"><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7" text:outline-level="1">Performance Hints</text:h>
      <text:p text:style-name="P44">DO:</text:p>
      <text:list xml:id="list37206715" text:continue-list="list37205032" text:style-name="L49">
        <text:list-item>
          <text:p text:style-name="P123"><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3"><text:span text:style-name="T43">Use Instancing whenever possible:</text:span> InstancedObjects are lightweight, have less RenderQueue and API draw call overhead</text:p>
        </text:list-item>
        <text:list-item>
          <text:p text:style-name="P123"><text:span text:style-name="T43">Reduce the number of bones in a rig to the minimum necessary.</text:span> Specially if there are going to be many copies of it</text:p>
        </text:list-item>
        <text:list-item>
          <text:p text:style-name="P12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3"/>
        </text:list-item>
      </text:list>
      <text:p text:style-name="P44">DON'T:</text:p>
      <text:list xml:id="list5343901622323247235" text:style-name="L50">
        <text:list-item>
          <text:p text:style-name="P124">Don't update objects created as SCENE_STATIC very often. Updating just one SceneNode or Entity will force to update many of them, possibly all; thus nullifying the performance benefits from SCENE_STATIC .</text:p>
        </text:list-item>
        <text:list-item>
          <text:p text:style-name="P124">Don't create objects that never move, rotate or scale as SCENE_DYNAMIC</text:p>
        </text:list-item>
        <text:list-item>
          <text:p text:style-name="P12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322826641705244233" text:style-name="L51">
        <text:list-item>
          <text:p text:style-name="P125">Viewports hold the information about the scissor rectangle (see Viewport::setScissors)</text:p>
        </text:list-item>
        <text:list-item>
          <text:p text:style-name="P125">Enabling and disabling scissor testing is controlled via Macroblocks.</text:p>
        </text:list-item>
        <text:list-item>
          <text:p text:style-name="P125">RenderSystem::setScissorTest was removed.</text:p>
        </text:list-item>
        <text:list-item>
          <text:p text:style-name="P12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5967061223913512733" text:style-name="L52">
        <text:list-item>
          <text:p text:style-name="P12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575213357410659446" text:style-name="L53">
        <text:list-item>
          <text:p text:style-name="P12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7">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75602162722198563" text:style-name="L54">
        <text:list-item>
          <text:p text:style-name="P128"><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8"><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8"><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0" svg:width="4.597cm" svg:height="4.033cm" svg:x="4.133cm" svg:y="5.256cm"><text:p text:style-name="P170">3. C++ implementation</text:p><text:p text:style-name="P170">Derives from base</text:p><text:p text:style-name="P170">class “Hlms”</text:p><text:p text:style-name="P170">Parses shader templates</text:p></draw:rect><draw:custom-shape draw:style-name="gr9" svg:width="3.887cm" svg:height="4.499cm" svg:x="0cm" svg:y="0.131cm"><text:p text:style-name="P170">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0">2. Hlms shader</text:p><text:p text:style-name="P170">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2" svg:width="14.438cm" svg:height="8.418cm" svg:x="0cm" svg:y="0cm"><text:p text:style-name="P171"><text:span text:style-name="T85">HlmsPbsDatablock</text:span></text:p><text:p text:style-name="P171"><text:span text:style-name="T86"/></text:p><text:p text:style-name="P171"><text:span text:style-name="T86"><text:tab/></text:span><text:span text:style-name="T86">Diffuse, Specular, Roughness, Fresnel, Textures etc</text:span></text:p></draw:rect><draw:rect draw:style-name="gr11" draw:text-style-name="P174" svg:width="7.46cm" svg:height="5.458cm" svg:x="6.765cm" svg:y="2.447cm"><text:p text:style-name="P173"><text:span text:style-name="T87">HlmsDatablock</text:span></text:p></draw:rect><draw:rect draw:style-name="gr12" draw:text-style-name="P175" svg:width="6.425cm" svg:height="1.791cm" svg:x="7.475cm" svg:y="5.833cm"><text:p text:style-name="P171"><text:span text:style-name="T88">Blendblock</text:span></text:p><text:p text:style-name="P171"><text:span text:style-name="T89">(alpha blending)</text:span></text:p></draw:rect><draw:rect draw:style-name="gr12" draw:text-style-name="P175" svg:width="6.393cm" svg:height="1.865cm" svg:x="7.507cm" svg:y="3.757cm"><text:p text:style-name="P171"><text:span text:style-name="T88">Macroblock</text:span></text:p><text:p text:style-name="P171"><text:span text:style-name="T89">(depth check &amp; writes, cull mode)</text:span></text:p></draw:rect><draw:rect draw:style-name="gr12" draw:text-style-name="P175" svg:width="5.525cm" svg:height="1.865cm" svg:x="0.975cm" svg:y="2.489cm"><text:p text:style-name="P171"><text:span text:style-name="T88">Samplerblock(s)</text:span></text:p><text:p text:style-name="P171"><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602154017136928345" text:style-name="L55">
        <text:list-item>
          <text:p text:style-name="P12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9">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445378386502854526" text:style-name="L56">
        <text:list-item>
          <text:p text:style-name="P130">@property</text:p>
        </text:list-item>
        <text:list-item>
          <text:p text:style-name="P130">@foreach</text:p>
        </text:list-item>
        <text:list-item>
          <text:p text:style-name="P130">@counter</text:p>
        </text:list-item>
        <text:list-item>
          <text:p text:style-name="P130">@value</text:p>
        </text:list-item>
        <text:list-item>
          <text:p text:style-name="P130">@set add sub mul div mod min max</text:p>
        </text:list-item>
        <text:list-item>
          <text:p text:style-name="P130">@piece</text:p>
        </text:list-item>
        <text:list-item>
          <text:p text:style-name="P130">@insertpiece</text:p>
        </text:list-item>
        <text:list-item>
          <text:p text:style-name="P130">@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721885572888233544" text:style-name="L57">
        <text:list-item>
          <text:p text:style-name="P131"><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2">count <text:span text:style-name="T39">The number of times to repeat the loop (if start = 0). Count can read variables.</text:span></text:p>
        </text:list-item>
        <text:list-item>
          <text:p text:style-name="P132">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4558367059044662884" text:style-name="L58">
        <text:list-item>
          <text:p text:style-name="P13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3"><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6" svg:width="4cm" svg:height="5.899cm" svg:x="9.7cm" svg:y="0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xml:id="id1" draw:id="id1" svg:width="2.615cm" svg:height="1.093cm" svg:x="0cm" svg:y="2.3cm"><text:p text:style-name="P173"><text:span text:style-name="T89">Datablock</text:span></text:p></draw:rect><draw:rect draw:style-name="gr14" draw:text-style-name="P177" xml:id="id3" draw:id="id3" svg:width="2.617cm" svg:height="1.094cm" svg:x="5.084cm" svg:y="4.905cm"><text:p text:style-name="P173"><text:span text:style-name="T89">Renderable</text:span></text:p></draw:rect><draw:rect draw:style-name="gr14" draw:text-style-name="P177" xml:id="id5" draw:id="id5" svg:width="2.615cm" svg:height="1.094cm" svg:x="10.1cm" svg:y="2.699cm"><text:p text:style-name="P173"><text:span text:style-name="T89">Properties</text:span></text:p></draw:rect><draw:rect draw:style-name="gr14" draw:text-style-name="P177" xml:id="id6" draw:id="id6" svg:width="2.617cm" svg:height="1.094cm" svg:x="10.1cm" svg:y="3.9cm"><text:p text:style-name="P173"><text:span text:style-name="T89">Pieces</text:span></text:p></draw:rect><draw:connector draw:style-name="gr15" draw:text-style-name="P176" draw:type="line" svg:x1="2.614cm" svg:y1="2.846cm" svg:x2="3.9cm" svg:y2="2.849cm" draw:start-shape="id1" draw:start-glue-point="1" draw:end-shape="id2" svg:d="m2614-155 1286 3"><text:p/></draw:connector><draw:connector draw:style-name="gr15" draw:text-style-name="P176" draw:type="line" svg:x1="6.391cm" svg:y1="4.905cm" svg:x2="6.35cm" svg:y2="3.699cm" draw:start-shape="id3" draw:start-glue-point="0" draw:end-shape="id2" draw:end-glue-point="2" svg:d="m6391 1905-41-1206"><text:p/></draw:connector><draw:custom-shape draw:style-name="gr16" draw:text-style-name="P176" xml:id="id2" draw:id="id2" svg:width="4.901cm" svg:height="1.701cm" svg:x="3.9cm" svg:y="1.998cm"><text:p text:style-name="P173"><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8" xml:id="id4" draw:id="id4" svg:width="2.502cm" svg:height="1.001cm" svg:x="10.199cm" svg:y="1.399cm"><text:p text:style-name="P173"><text:span text:style-name="T91">Hash</text:span></text:p></draw:rect><draw:connector draw:style-name="gr15" draw:text-style-name="P176" draw:type="curve" svg:x1="12.7cm" svg:y1="1.899cm" svg:x2="7.699cm" svg:y2="5.452cm" draw:start-shape="id4" draw:start-glue-point="1" draw:end-shape="id3" draw:end-glue-point="1" svg:d="m12700-1102c751 0 3251 3554-5001 3554"><text:p/></draw:connector><draw:connector draw:style-name="gr15" draw:text-style-name="P176" svg:x1="8.8cm" svg:y1="2.849cm" svg:x2="10.199cm" svg:y2="1.899cm" draw:start-shape="id2" draw:start-glue-point="1" draw:end-shape="id4" draw:end-glue-point="3" svg:d="m8800-152h700v-950h699"><text:p/></draw:connector><draw:connector draw:style-name="gr15" draw:text-style-name="P176" svg:x1="8.8cm" svg:y1="2.85cm" svg:x2="10.1cm" svg:y2="3.246cm" draw:start-shape="id2" draw:start-glue-point="1" draw:end-shape="id5" draw:end-glue-point="3" svg:d="m8800-151h651v397h649"><text:p/></draw:connector><draw:connector draw:style-name="gr15" draw:text-style-name="P176"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7" svg:width="3.001cm" svg:height="1.992cm" svg:x="4.099cm" svg:y="0cm"><text:p text:style-name="P173"><text:span text:style-name="T89">Renderable</text:span></text:p></draw:rect><draw:rect draw:style-name="gr17" draw:text-style-name="P178" xml:id="id7" draw:id="id7" svg:width="2.5cm" svg:height="1.001cm" svg:x="4.399cm" svg:y="0.792cm"><text:p text:style-name="P173"><text:span text:style-name="T91">Hash</text:span></text:p></draw:rect><draw:custom-shape draw:style-name="gr16" draw:text-style-name="P176" xml:id="id8" draw:id="id8" svg:width="4.102cm" svg:height="1.2cm" svg:x="8.199cm" svg:y="1.293cm"><text:p text:style-name="P173"><text:span text:style-name="T89">Hlms::getMaterial</text:span></text:p><text:p text:style-name="P173"><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6" draw:type="line" svg:x1="6.899cm" svg:y1="1.292cm" svg:x2="8.199cm" svg:y2="1.893cm" draw:start-shape="id7" draw:start-glue-point="1" draw:end-shape="id8" svg:d="m6899-3606 1300 601"><text:p/></draw:connector><draw:custom-shape draw:style-name="gr16" draw:text-style-name="P178" xml:id="id9" draw:id="id9" svg:width="3.5cm" svg:height="1.301cm" svg:x="13cm" svg:y="1.293cm"><text:p text:style-name="P173"><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6" draw:type="line" svg:x1="12.3cm" svg:y1="1.894cm" svg:x2="13cm" svg:y2="1.945cm" draw:start-shape="id8" draw:start-glue-point="1" draw:end-shape="id9" draw:end-glue-point="5" svg:d="m12300-3004 700 51"><text:p/></draw:connector><draw:custom-shape draw:style-name="gr16" draw:text-style-name="P178" xml:id="id10" draw:id="id10" svg:width="3.102cm" svg:height="3.001cm" svg:x="13.099cm" svg:y="4.292cm"><text:p text:style-name="P173"><text:span text:style-name="T91">is shader</text:span></text:p><text:p text:style-name="P173"><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6" xml:id="id12" draw:id="id12" svg:width="5.502cm" svg:height="1.001cm" svg:x="5.898cm" svg:y="5.891cm"><text:p text:style-name="P173"><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6" xml:id="id11" draw:id="id11" svg:width="3.601cm" svg:height="1.001cm" svg:x="12.398cm" svg:y="8.491cm"><text:p text:style-name="P173"><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8" draw:type="line" svg:x1="14.649cm" svg:y1="7.292cm" svg:x2="14.198cm" svg:y2="8.492cm" draw:start-shape="id10" draw:start-glue-point="6" draw:end-shape="id11" svg:d="m14649 2395-451 1200"><text:p text:style-name="P173"><text:span text:style-name="T91">YES</text:span></text:p><text:p text:style-name="P173"><text:span text:style-name="T91"/></text:p></draw:connector><draw:connector draw:style-name="gr19" draw:text-style-name="P178" draw:type="line" svg:x1="13.099cm" svg:y1="5.793cm" svg:x2="11.4cm" svg:y2="6.391cm" draw:start-shape="id10" draw:start-glue-point="5" draw:end-shape="id12" svg:d="m13099 896-1699 598"><text:p text:style-name="P173"><text:span text:style-name="T91">NO</text:span></text:p><text:p text:style-name="P173"><text:span text:style-name="T91"/></text:p></draw:connector><draw:connector draw:style-name="gr15" draw:text-style-name="P176" draw:type="line" svg:x1="14.75cm" svg:y1="2.594cm" svg:x2="14.649cm" svg:y2="4.293cm" draw:start-shape="id9" draw:start-glue-point="6" draw:end-shape="id10" draw:end-glue-point="4" svg:d="m14750-2304-101 1699"><text:p/></draw:connector><draw:rect draw:style-name="gr18" draw:text-style-name="P177" svg:width="3.001cm" svg:height="1.994cm" svg:x="4.099cm" svg:y="2.2cm"><text:p text:style-name="P173"><text:span text:style-name="T89">Scene's Pass</text:span></text:p></draw:rect><draw:rect draw:style-name="gr17" draw:text-style-name="P178" xml:id="id13" draw:id="id13" svg:width="2.5cm" svg:height="1.001cm" svg:x="4.399cm" svg:y="2.993cm"><text:p text:style-name="P173"><text:span text:style-name="T91">Hash</text:span></text:p></draw:rect><draw:connector draw:style-name="gr15" draw:text-style-name="P176" draw:type="line" svg:x1="6.899cm" svg:y1="3.494cm" svg:x2="8.199cm" svg:y2="1.894cm" draw:start-shape="id13" draw:start-glue-point="1" draw:end-shape="id8" draw:end-glue-point="3" svg:d="m6899-1404 1300-1600"><text:p/></draw:connector><draw:g draw:style-name="gr2" xml:id="id14" draw:id="id14"><draw:custom-shape draw:style-name="gr13" draw:text-style-name="P176" svg:width="4cm" svg:height="2.701cm" svg:x="0cm" svg:y="3.4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7cm" svg:height="0.498cm" svg:x="0.399cm" svg:y="4.729cm"><text:p text:style-name="P173"><text:span text:style-name="T89">Properties</text:span></text:p></draw:rect><draw:rect draw:style-name="gr14" draw:text-style-name="P177" svg:width="2.615cm" svg:height="0.5cm" svg:x="0.4cm" svg:y="5.278cm"><text:p text:style-name="P173"><text:span text:style-name="T89">Pieces</text:span></text:p></draw:rect></draw:g><draw:g draw:style-name="gr2" xml:id="id15" draw:id="id15"><draw:custom-shape draw:style-name="gr13" draw:text-style-name="P176" svg:width="4.001cm" svg:height="2.701cm" svg:x="1.099cm" svg:y="7.0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5cm" svg:height="0.498cm" svg:x="1.499cm" svg:y="8.329cm"><text:p text:style-name="P173"><text:span text:style-name="T89">Properties</text:span></text:p></draw:rect><draw:rect draw:style-name="gr14" draw:text-style-name="P177" svg:width="2.615cm" svg:height="0.5cm" svg:x="1.501cm" svg:y="8.878cm"><text:p text:style-name="P173"><text:span text:style-name="T89">Pieces</text:span></text:p></draw:rect></draw:g><draw:connector draw:style-name="gr15" draw:text-style-name="P176" draw:type="curve" svg:x1="4.399cm" svg:y1="1.292cm" svg:x2="1.998cm" svg:y2="3.493cm" draw:start-shape="id7" draw:start-glue-point="3" draw:end-shape="id14" draw:end-glue-point="0" svg:d="m4399-3606c-1601 0-2401 733-2401 2201"><text:p/></draw:connector><draw:connector draw:style-name="gr15" draw:text-style-name="P176" draw:type="curve" svg:x1="5.648cm" svg:y1="3.994cm" svg:x2="3.099cm" svg:y2="7.092cm" draw:start-shape="id13" draw:start-glue-point="2" draw:end-shape="id15" svg:d="m5648-904c0 2323-2549 774-2549 3099"><text:p/></draw:connector><draw:connector draw:style-name="gr15" draw:text-style-name="P176" draw:type="line" svg:x1="5.099cm" svg:y1="8.442cm" svg:x2="5.898cm" svg:y2="6.391cm" draw:start-shape="id15" draw:start-glue-point="1" draw:end-shape="id12" draw:end-glue-point="3" svg:d="m5099 3545 799-2051"><text:p/></draw:connector><draw:connector draw:style-name="gr15" draw:text-style-name="P176"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8075000466165749114" text:style-name="L59">
        <text:list-item>
          <text:p text:style-name="P134">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37221405" text:continue-numbering="true" text:style-name="L59">
        <text:list-item>
          <text:p text:style-name="P134">Via listener, through <text:span text:style-name="T57">HlmsListener</text:span>. This allows you to have access to the buffer pass to fill extra information; or bind extra buffers to the shader.</text:p>
        </text:list-item>
        <text:list-item>
          <text:p text:style-name="P134">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4">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0" text:outline-level="2">Using the HLMS implementations</text:h>
      <text:h text:style-name="P155"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9192275392338108451" text:style-name="L60">
        <text:list-item>
          <text:p text:style-name="P135">PBS: Stands for Physically Based Shading. The most common for most of your material needs.</text:p>
        </text:list-item>
        <text:list-item>
          <text:p text:style-name="P135">Unlit: Basic system with no lighting or skeleton skinning. Great for GUI, billboards, particle FXs. Supports multiple texture layering with photoshop-like blending modes.</text:p>
        </text:list-item>
        <text:list-item>
          <text:p text:style-name="P135">PBS Mobile: Same as PBS, but written for GLES2 (i.e. old Android and iOS devices, WebGL)</text:p>
        </text:list-item>
        <text:list-item>
          <text:p text:style-name="P135">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650276118323164096" text:style-name="L61">
        <text:list-item>
          <text:p text:style-name="P165">TEXTURE_TYPE_DIFFUSE</text:p>
        </text:list-item>
        <text:list-item>
          <text:p text:style-name="P165">TEXTURE_TYPE_MONOCHROME</text:p>
        </text:list-item>
        <text:list-item>
          <text:p text:style-name="P165">TEXTURE_TYPE_NORMALS</text:p>
        </text:list-item>
        <text:list-item>
          <text:p text:style-name="P165">TEXTURE_TYPE_ENV_MAP</text:p>
        </text:list-item>
        <text:list-item>
          <text:p text:style-name="P165">TEXTURE_TYPE_DETAIL</text:p>
        </text:list-item>
        <text:list-item>
          <text:p text:style-name="P165">TEXTURE_TYPE_DETAIL_NORMAL_MAP</text:p>
        </text:list-item>
      </text:list>
      <text:p text:style-name="Text_20_body"/>
      <text:p text:style-name="Text_20_body">The reasons to have multiple profiles are simple:</text:p>
      <text:list xml:id="list8519550534875522135" text:style-name="L62">
        <text:list-item>
          <text:p text:style-name="P136">Some textures, i.e. normal maps, require to be transformed to a special format, like BC5 or UV88 (two-component normalized signed 8-bit format). The Manager will convert the texture to those formats before packing.</text:p>
        </text:list-item>
        <text:list-item>
          <text:p text:style-name="P136">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6">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670045905546994692" text:style-name="L63">
        <text:list-item>
          <text:p text:style-name="P137">Guarantee related textures are loaded together in the same array.</text:p>
        </text:list-item>
        <text:list-item>
          <text:p text:style-name="P137">Improve loading time by baking as much information as possible offline.</text:p>
        </text:list-item>
        <text:list-item>
          <text:p text:style-name="P137">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1502617099666205411" text:style-name="L64">
        <text:list-item>
          <text:p text:style-name="P138">=J2 / K2 <text:s/>will give you the % of occupancy per texture.</text:p>
        </text:list-item>
        <text:list-item>
          <text:p text:style-name="P138">=I2 / K2 will give you the size of each individual texture (and not the whole array)</text:p>
        </text:list-item>
        <text:list-item>
          <text:p text:style-name="P138"><text:soft-page-break/>=J2 / K2 * J2 <text:s/>will give you the size actually being used.</text:p>
        </text:list-item>
        <text:list-item>
          <text:p text:style-name="P138">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472556096511328796" text:style-name="L65">
        <text:list-item>
          <text:p text:style-name="P139">We have <text:span text:style-name="T36">very</text:span> few textures, thus we should change the defaults in <text:span text:style-name="T57">DefaultTextureParameters</text:span>. Real world applications won't usually have this problem though.</text:p>
        </text:list-item>
        <text:list-item>
          <text:p text:style-name="P139">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2273038318027588226" text:style-name="L66">
        <text:list-item>
          <text:p text:style-name="P140">There's a high amount of non-power-of-2 textures that need to be taken care of.</text:p>
        </text:list-item>
        <text:list-item>
          <text:p text:style-name="P140">Texture #41 is the only 2048x2048 L8 texture, causing the biggest waste.</text:p>
        </text:list-item>
        <text:list-item>
          <text:p text:style-name="P140">There are many textures that are 256x512 and then many that are 512x256. The artitsts should be consistent; or an export script should take care of this.</text:p>
        </text:list-item>
        <text:list-item>
          <text:p text:style-name="P140">A lot of textures are not compressed when they could or should be.</text:p>
        </text:list-item>
        <text:list-item>
          <text:p text:style-name="P140">There are many DXT5/BC3 files that need verification that this compression scheme is actually needed (or if DXT1 is better).</text:p>
        </text:list-item>
        <text:list-item>
          <text:p text:style-name="P140">Overall occupancy is relatively good, but it can be improved.</text:p>
        </text:list-item>
        <text:list-item>
          <text:p text:style-name="P140"><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575415497424395201" text:style-name="L67">
        <text:list-item>
          <text:p text:style-name="P141">For directional lights, try to use PSSM with at least 3 splits. A pssm_lambda of 0.95 often gives good results, but this may vary per scene.</text:p>
        </text:list-item>
        <text:list-item>
          <text:p text:style-name="P141">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7574904971315489266" text:style-name="L68">
        <text:list-item>
          <text:p text:style-name="P142">Try toggling HlmsManager::setShadowMappingUseBackFaces</text:p>
        </text:list-item>
        <text:list-item>
          <text:p text:style-name="P142">The default shadow bias for every material is 0.01f. Perhaps this is too much/little for you? Adjust it via HlmsDatablock::mShadowConstantBias.</text:p>
        </text:list-item>
        <text:list-item>
          <text:p text:style-name="P142">Use PF_FLOAT32_R for rendering shadow maps until you get it to look correct. Then you can start worrying about lowering precision to get better performance.</text:p>
        </text:list-item>
        <text:list-item>
          <text:p text:style-name="P142">Checkout the Sample_ShadowMapDebugging sample on how to debug shadows. Those techniques may give you useful hints about what's going on.</text:p>
        </text:list-item>
      </text:list>
      <text:h text:style-name="P14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327513868869776617" text:style-name="L69">
        <text:list-item>
          <text:p text:style-name="P143">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3">Software Pose/Morph animations: The reasons are exactly the same as SW Skinning.</text:p>
        </text:list-item>
        <text:list-item>
          <text:p text:style-name="P143">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774186394106726537" text:style-name="L70">
        <text:list-item>
          <text:p text:style-name="P144"><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4"><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4"><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59"><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59"><text:span text:style-name="T57">Entity</text:span><text:span text:style-name="T76"> </text:span><text:span text:style-name="T1">*</text:span>entity<text:span text:style-name="T1">;</text:span></text:p>
            <text:p text:style-name="P59">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4"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5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6-22T17:04:14.59</dc:date>
    <meta:editing-duration>P2DT24M33S</meta:editing-duration>
    <meta:editing-cycles>1153</meta:editing-cycles>
    <meta:generator>OpenOffice/4.0.1$Win32 OpenOffice.org_project/401m5$Build-9714</meta:generator>
    <dc:creator>Matías N. Goldberg</dc:creator>
    <meta:document-statistic meta:table-count="108" meta:image-count="12" meta:object-count="1" meta:page-count="107" meta:paragraph-count="2177" meta:word-count="31366" meta:character-count="19883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